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478cm" fo:min-width="0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cm" fo:min-width="0.62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0cm" fo:min-width="0.625cm" fo:padding-top="0.231cm" fo:padding-bottom="0.231cm" fo:padding-left="0.356cm" fo:padding-right="0.356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1.109cm" fo:min-width="0.7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57cm" svg:height="2.94cm" draw:transform="rotate (-3.14159265358979) translate (2.318cm 4.85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1" draw:layer="layout" svg:width="1.889cm" svg:height="0.488cm" draw:transform="rotate (0.872664625997165) translate (1.865cm 1.7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89cm" svg:height="0.488cm" draw:transform="rotate (2.96705972839036) translate (1.952cm 2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89cm" svg:height="0.488cm" draw:transform="rotate (-1.22173047639603) translate (2.397cm 1.9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55cm" svg:height="1.359cm" svg:x="3.265cm" svg:y="0.784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3" draw:layer="layout" svg:width="1.255cm" svg:height="1.359cm" draw:transform="rotate (-3.14159265358979) translate (5.465cm 2.136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3" draw:layer="layout" svg:width="1.255cm" svg:height="1.359cm" svg:x="5.155cm" svg:y="0.784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3" draw:layer="layout" svg:width="1.255cm" svg:height="1.359cm" draw:transform="rotate (-3.14159265358979) translate (7.355cm 2.136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3" draw:layer="layout" svg:width="1.255cm" svg:height="1.359cm" svg:x="3.885cm" svg:y="2.384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3" draw:layer="layout" svg:width="1.255cm" svg:height="1.359cm" draw:transform="rotate (-3.14159265358979) translate (6.085cm 3.736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3" draw:layer="layout" svg:width="1.255cm" svg:height="1.359cm" svg:x="5.775cm" svg:y="2.384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3" draw:layer="layout" svg:width="1.255cm" svg:height="1.359cm" draw:transform="rotate (-3.14159265358979) translate (7.975cm 3.736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3T17:55:57.408796234</meta:creation-date>
    <dc:date>2024-02-15T07:50:47.201319253</dc:date>
    <meta:editing-duration>PT12M18S</meta:editing-duration>
    <meta:editing-cycles>4</meta:editing-cycles>
    <meta:generator>LibreOffice/6.4.7.2$Linux_X86_64 LibreOffice_project/40$Build-2</meta:generator>
    <meta:document-statistic meta:object-count="12"/>
  </office:meta>
</office:document-meta>
</file>